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.1665in" fo:margin-bottom="0.1665in" loext:contextual-spacing="false" fo:line-height="100%"/>
    </style:style>
    <style:style style:name="P2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Heading_20_1" style:list-style-name="WWNum2"/>
    <style:style style:name="P28" style:family="paragraph" style:parent-style-name="Heading_20_1" style:list-style-name="WWNum2">
      <style:paragraph-properties fo:break-before="auto" fo:break-after="auto"/>
    </style:style>
    <style:style style:name="P2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weight="bold" style:font-weight-asian="bold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Learning Analytics con ejemplos prácticos</text:span><text:span text:style-name="T2"><text:line-break/></text:span><text:span text:style-name="T3">UD 03. Actividades Opcionales KNIME</text:span></text:p>
      <text:p text:style-name="P2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Noviembre 2023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9">Nomenclatura</text:span></text:p>
      <text:p text:style-name="P10"><text:span text:style-name="T10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1">Importante</text:span></text:p>
      <text:p text:style-name="P14"/>
      <text:p text:style-name="P12"><text:span text:style-name="T18">❕</text:span><text:span text:style-name="T12"> </text:span><text:span text:style-name="T11">Atención</text:span></text:p>
      <text:p text:style-name="P14"/>
      <text:p text:style-name="P12"><text:span text:style-name="T13">💬</text:span><text:span text:style-name="T11"> Interesante</text:span></text:p>
      <text:p text:style-name="P1"/>
      <text:p text:style-name="P13"><text:span text:style-name="T17">📕 </text:span><text:span text:style-name="T19">A entregar</text:span></text:p>
      <text:p text:style-name="P15"><text:soft-page-break/><text:span text:style-name="T20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ge43nvu7ywtj" text:style-name="Index_20_Link" text:visited-style-name="Index_20_Link"><text:span text:style-name="T14">1. Introducción<text:tab/>3</text:span></text:a></text:p>
          <text:p text:style-name="P19"><text:a xlink:type="simple" xlink:href="#_to3o326zbv2w" text:style-name="Index_20_Link" text:visited-style-name="Index_20_Link"><text:span text:style-name="T14">2. Actividad 1 Opcional<text:tab/>3</text:span></text:a></text:p>
        </text:index-body>
      </text:table-of-content>
      <text:p text:style-name="P18"><text:span text:style-name="T21">UD0</text:span><text:span text:style-name="T22">3</text:span><text:span text:style-name="T23">. </text:span><text:span text:style-name="T22">Actividades opcionales KNIME</text:span></text:p>
      <text:list xml:id="list4157202264" text:style-name="WWNum2">
        <text:list-item>
          <text:p text:style-name="P28"><text:bookmark text:name="_ge43nvu7ywtj"/>Introducción</text:p>
        </text:list-item>
      </text:list>
      <text:p text:style-name="Standard"><text:span text:style-name="T27">Esta actividad no debe entregarse ni es necesaria para aprobar el curso.</text:span></text:p>
      <text:p text:style-name="Standard">En esta actividad, queremos que te familiarices a nivel muy básico con la herramienta KNIME. KNIME es una plataforma de código abierto de analítica de datos.</text:p>
      <text:p text:style-name="Standard">Podéis descargarla en <text:a xlink:type="simple" xlink:href="https://www.knime.com/downloads" text:style-name="ListLabel_20_19" text:visited-style-name="ListLabel_20_19"><text:span text:style-name="T28">https://www.knime.com/downloads</text:span></text:a>. Es necesario registrarse para descargar la versión community de KNIME. </text:p>
      <text:p text:style-name="P21">La instalación es sencilla y no debería suponer problema, pero este video puede guiaros <text:a xlink:type="simple" xlink:href="https://www.youtube.com/watch?v=QKqHl3qeoRQ" text:style-name="ListLabel_20_19" text:visited-style-name="ListLabel_20_19"><text:span text:style-name="T28">https://www.youtube.com/watch?v=QKqHl3qeoRQ</text:span></text:a></text:p>
      <text:p text:style-name="P21">Si es de vuestro interés podéis encontrar más información sobre el uso general de KNIME en esta playlist de Youtube (creada por IQuartil) </text:p>
      <text:list xml:id="list2742813741" text:style-name="WWNum1">
        <text:list-item>
          <text:p text:style-name="P22"><text:a xlink:type="simple" xlink:href="https://www.youtube.com/playlist?list=PLIGnb3JB-NKyMdX6fJwP1MW2DeVo-G3Cx" text:style-name="ListLabel_20_19" text:visited-style-name="ListLabel_20_19"><text:span text:style-name="T28">https://www.youtube.com/playlist?list=PLIGnb3JB-NKyMdX6fJwP1MW2DeVo-G3Cx</text:span></text:a></text:p>
        </text:list-item>
      </text:list>
      <text:list xml:id="list115817022304756" text:continue-list="list4157202264" text:style-name="WWNum2">
        <text:list-item>
          <text:p text:style-name="P27"><text:bookmark text:name="_to3o326zbv2w"/>Actividad 1 Opcional</text:p>
        </text:list-item>
      </text:list>
      <text:p text:style-name="P21">En el aula virtual del curso, tenéis disponible el “dataset” del caso práctico de esta unidad (aunque puedes probar a extraer información con los programas en Python “extractorINF_ALUMO.py” e “extractorINF_TUTORIA.py”). <text:s/>Utilizando KNIME y el “dataset” de la unidad, mostraremos información relacionada con el caso práctico. A continuación, tenéis un video donde se detalla la creación del informe:</text:p>
      <text:list xml:id="list184521108" text:style-name="WWNum3">
        <text:list-item>
          <text:p text:style-name="P23">Video 01 KNIME - UD033: <text:a xlink:type="simple" xlink:href="https://youtu.be/o4pqkHuutcw" text:style-name="ListLabel_20_19" text:visited-style-name="ListLabel_20_19"><text:span text:style-name="T28">https://youtu.be/o4pqkHuutcw</text:span></text:a></text:p>
        </text:list-item>
      </text:list>
      <text:p text:style-name="P24">Intenta reproducir lo realizado en este video. Comparte tus resultados, dudas, ampliaciones o sugerencias en el foro de la unidad.</text:p>
      <text:p text:style-name="P25"><text:span text:style-name="T17">📕 </text:span><text:span text:style-name="T19">A entregar: </text:span>al ser una entrega opcional, no debes entregar nada en el curso. No obstante, puedes compartir tus logros, dudas, ampliaciones o sugerencias en el foro de esta un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 </text:span><text:span text:style-name="MT1">Actividades opcionales KNIME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0" meta:word-count="336" meta:character-count="2314" meta:non-whitespace-character-count="2003"/>
    <meta:generator>LibreOfficeDev/6.0.5.2$Linux_X86_64 LibreOffice_project/</meta:generator>
  </office:meta>
</office:document-meta>
</file>